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46in"/>
    </style:style>
    <style:style style:name="co3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999999" style:text-align-source="fix" style:repeat-content="false" fo:border="0.74pt outset #000000" style:vertical-align="automatic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74pt outset #000000" style:vertical-align="automatic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ackground-color="#b4c7dc" style:text-align-source="fix" style:repeat-content="false" fo:border="0.74pt outset #000000" style:vertical-align="automatic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 style:data-style-name="N137">
      <style:table-cell-properties fo:background-color="#ffdbb6" style:text-align-source="fix" style:repeat-content="false" fo:border="0.74pt outset #000000" style:vertical-align="automatic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 fo:border="0.74pt outset #000000" style:vertical-align="automatic"/>
      <style:paragraph-properties fo:text-align="center" fo:margin-left="0in"/>
      <style:text-properties fo:color="#000000"/>
    </style:style>
    <style:style style:name="ce7" style:family="table-cell" style:parent-style-name="Default" style:data-style-name="N137">
      <style:table-cell-properties fo:background-color="#afd095" style:text-align-source="fix" style:repeat-content="false" fo:border="0.74pt outset #000000" style:vertical-align="automatic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1" table:default-cell-style-name="ce7"/>
        <table:table-column table:style-name="co3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Hoosier_R25B_18x7p5_10_on_7in_12psi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style-name="ce4" office:value-type="string" calcext:value-type="string">
            <text:p>Scaling</text:p>
          </table:table-cell>
          <table:table-cell table:style-name="ce4" office:value-type="string" calcext:value-type="string">
            <text:p>Lat Coef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float" office:value="1" calcext:value-type="float">
            <text:p>1.000</text:p>
          </table:table-cell>
          <table:table-cell office:value-type="float" office:value="1.53041" calcext:value-type="float">
            <text:p>1.5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1</text:p>
          </table:table-cell>
          <table:table-cell office:value-type="float" office:value="-1.08125711869378" calcext:value-type="float">
            <text:p>-1.081</text:p>
          </table:table-cell>
          <table:table-cell office:value-type="float" office:value="-2.40275" calcext:value-type="float">
            <text:p>-2.4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N/A</text:p>
          </table:table-cell>
          <table:table-cell office:value-type="float" office:value="0.343535" calcext:value-type="float">
            <text:p>0.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3</text:p>
          </table:table-cell>
          <table:table-cell office:value-type="float" office:value="2.86249642725899" calcext:value-type="float">
            <text:p>2.862</text:p>
          </table:table-cell>
          <table:table-cell office:value-type="float" office:value="3.89743" calcext:value-type="float">
            <text:p>3.8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1</text:p>
          </table:table-cell>
          <table:table-cell table:number-columns-repeated="2" office:value-type="float" office:value="-0" calcext:value-type="float">
            <text:p>0.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2</text:p>
          </table:table-cell>
          <table:table-cell office:value-type="float" office:value="-0.505075443957369" calcext:value-type="float">
            <text:p>-0.505</text:p>
          </table:table-cell>
          <table:table-cell office:value-type="float" office:value="-0.280762" calcext:value-type="float">
            <text:p>-0.2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3</text:p>
          </table:table-cell>
          <table:table-cell office:value-type="string" calcext:value-type="string">
            <text:p>N/A</text:p>
          </table:table-cell>
          <table:table-cell office:value-type="float" office:value="0.70403" calcext:value-type="float">
            <text:p>0.7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4</text:p>
          </table:table-cell>
          <table:table-cell office:value-type="float" office:value="-0.0935025182959067" calcext:value-type="float">
            <text:p>-0.094</text:p>
          </table:table-cell>
          <table:table-cell office:value-type="float" office:value="-0.478297" calcext:value-type="float">
            <text:p>-0.4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1</text:p>
          </table:table-cell>
          <table:table-cell office:value-type="float" office:value="-1.03451820565199" calcext:value-type="float">
            <text:p>-1.035</text:p>
          </table:table-cell>
          <table:table-cell office:value-type="float" office:value="-53.2421" calcext:value-type="float">
            <text:p>-53.2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2</text:p>
          </table:table-cell>
          <table:table-cell office:value-type="float" office:value="-0.00000699728759443295" calcext:value-type="float">
            <text:p>0.000</text:p>
          </table:table-cell>
          <table:table-cell office:value-type="float" office:value="2.38205" calcext:value-type="float">
            <text:p>2.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3</text:p>
          </table:table-cell>
          <table:table-cell office:value-type="float" office:value="-0.118569754971674" calcext:value-type="float">
            <text:p>-0.119</text:p>
          </table:table-cell>
          <table:table-cell office:value-type="float" office:value="1.36502" calcext:value-type="float">
            <text:p>1.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1</text:p>
          </table:table-cell>
          <table:table-cell office:value-type="float" office:value="1.27241483161195" calcext:value-type="float">
            <text:p>1.272</text:p>
          </table:table-cell>
          <table:table-cell office:value-type="float" office:value="-0.0000987381" calcext:value-type="float">
            <text:p>0.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2</text:p>
          </table:table-cell>
          <table:table-cell office:value-type="float" office:value="0.656597924503336" calcext:value-type="float">
            <text:p>0.657</text:p>
          </table:table-cell>
          <table:table-cell office:value-type="float" office:value="0.000711965" calcext:value-type="float">
            <text:p>0.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V1</text:p>
          </table:table-cell>
          <table:table-cell office:value-type="float" office:value="-0.499676533877731" calcext:value-type="float">
            <text:p>-0.500</text:p>
          </table:table-cell>
          <table:table-cell office:value-type="float" office:value="0.0441197" calcext:value-type="float">
            <text:p>0.0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V2</text:p>
          </table:table-cell>
          <table:table-cell office:value-type="float" office:value="-0.804564101974799" calcext:value-type="float">
            <text:p>-0.805</text:p>
          </table:table-cell>
          <table:table-cell office:value-type="float" office:value="0.0124743" calcext:value-type="float">
            <text:p>0.0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B1</text:p>
          </table:table-cell>
          <table:table-cell office:value-type="float" office:value="173.216734035676" calcext:value-type="float">
            <text:p>173.2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B2</text:p>
          </table:table-cell>
          <table:table-cell office:value-type="float" office:value="6.76734899079634" calcext:value-type="float">
            <text:p>6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1</text:p>
          </table:table-cell>
          <table:table-cell office:value-type="float" office:value="-0.340250959099657" calcext:value-type="float">
            <text:p>-0.3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1</text:p>
          </table:table-cell>
          <table:table-cell office:value-type="float" office:value="0.00504456205780727" calcext:value-type="float">
            <text:p>0.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2</text:p>
          </table:table-cell>
          <table:table-cell office:value-type="float" office:value="0.00482734942551861" calcext:value-type="float">
            <text:p>0.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1</text:p>
          </table:table-cell>
          <table:table-cell office:value-type="float" office:value="-3.86395945991906" calcext:value-type="float">
            <text:p>-3.8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4">
      <number:number number:decimal-places="19" number:min-decimal-places="19" number:min-integer-digits="1"/>
    </number:number-style>
    <number:number-style style:name="N135">
      <number:number number:decimal-places="20" number:min-decimal-places="20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1" number:min-decimal-places="1" number:min-integer-digits="1" number:grouping="true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1:46:51.118025666</meta:creation-date>
    <dc:date>2024-07-07T23:02:52.505830861</dc:date>
    <meta:editing-duration>PT1H5M18S</meta:editing-duration>
    <meta:editing-cycles>3</meta:editing-cycles>
    <meta:generator>LibreOffice/24.2.4.2$Linux_X86_64 LibreOffice_project/420$Build-2</meta:generator>
    <meta:document-statistic meta:table-count="1" meta:cell-count="61" meta:object-count="0"/>
  </office:meta>
</office:document-meta>
</file>